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4.545cm" svg:x2="0.1cm" svg:y2="9.625cm">
          <text:p/>
        </draw:line>
        <draw:frame draw:style-name="gr3" draw:text-style-name="P5" draw:layer="layout" svg:width="5.08cm" svg:height="3.569cm" svg:x="0.2cm" svg:y="5.895cm">
          <draw:text-box>
            <text:p text:style-name="P4"><text:span text:style-name="T2">hasItem</text:span></text:p>
            <text:p text:style-name="P4"><text:span text:style-name="T2">intersection</text:span></text:p>
            <text:p text:style-name="P4"><text:span text:style-name="T2">put, [ ]=</text:span></text:p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18cm" svg:y1="9.625cm" svg:x2="0.1cm" svg:y2="9.625cm">
          <text:p/>
        </draw:line>
        <draw:custom-shape draw:style-name="gr1" draw:text-style-name="P2" draw:layer="layout" svg:width="5.08cm" svg:height="0.635cm" svg:x="0.1cm" svg:y="3.2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0.735cm" svg:x2="2.64cm" svg:y2="1.37cm">
          <text:p/>
        </draw:line>
        <draw:frame draw:style-name="gr4" draw:text-style-name="P5" draw:layer="layout" svg:width="5.08cm" svg:height="0.725cm" svg:x="0.1cm" svg:y="5.144cm">
          <draw:text-box>
            <text:p text:style-name="P4"><text:span text:style-name="T2">of</text:span></text:p>
          </draw:text-box>
        </draw:frame>
        <draw:line draw:style-name="gr2" draw:text-style-name="P3" draw:layer="layout" svg:x1="0.1cm" svg:y1="5.815cm" svg:x2="5.18cm" svg:y2="5.815cm">
          <text:p/>
        </draw:line>
        <draw:custom-shape draw:style-name="gr1" draw:text-style-name="P2" draw:layer="layout" svg:width="5.08cm" svg:height="0.635cm" svg:x="0.1cm" svg:y="1.37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.08cm" svg:height="0.635cm" svg:x="0.1cm" svg:y="3.91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64cm" svg:y1="2.64cm" svg:x2="2.64cm" svg:y2="3.275cm">
          <text:p/>
        </draw:line>
        <draw:custom-shape draw:style-name="gr1" draw:text-style-name="P7" draw:layer="layout" svg:width="5.08cm" svg:height="0.635cm" svg:x="0.1cm" svg:y="2.005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4.55cm" svg:x2="5.18cm" svg:y2="9.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5.28cm" fo:page-height="9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37:37.97</dc:date>
    <dc:language>en-US</dc:language>
    <meta:editing-cycles>25</meta:editing-cycles>
    <meta:editing-duration>PT2H18M33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